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2">
      <style:text-properties officeooo:rsid="00013380" officeooo:paragraph-rsid="0001338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EPAPI</text:p>
      <text:h text:style-name="Heading_20_3" text:outline-level="3">Arquitetura do Projeto</text:h>
      <text:p text:style-name="Text_20_body">O projeto é uma aplicação Java com Spring Boot que implementa uma API REST para buscar CEPs e gravar os logs das consultas em um banco de dados. A arquitetura é composta pelos seguintes componentes:</text:p>
      <text:list xml:id="list1163208959" text:style-name="L1">
        <text:list-item>
          <text:p text:style-name="P2"><text:span text:style-name="Strong_20_Emphasis">Controller</text:span>: Responsável por receber as requisições HTTP e retornar as respostas.</text:p>
        </text:list-item>
        <text:list-item>
          <text:p text:style-name="P2"><text:span text:style-name="Strong_20_Emphasis">Service</text:span>: Contém a lógica de negócios e faz a chamada ao serviço externo para buscar o CEP.</text:p>
        </text:list-item>
        <text:list-item>
          <text:p text:style-name="P1"><text:span text:style-name="Strong_20_Emphasis">Repository</text:span>: Interface que estende JpaRepository para realizar operações de persistência no banco de dados.</text:p>
        </text:list-item>
        <text:list-item>
          <text:p text:style-name="P2"><text:span text:style-name="Strong_20_Emphasis">Model</text:span>: Classes que representam as entidades do banco de dados.</text:p>
        </text:list-item>
      </text:list>
      <text:h text:style-name="Heading_20_3" text:outline-level="3">Recursos Utilizados</text:h>
      <text:list xml:id="list957436695" text:style-name="L2">
        <text:list-item>
          <text:p text:style-name="P3"><text:span text:style-name="Strong_20_Emphasis">Java 11</text:span>: Linguagem de programação utilizada.</text:p>
        </text:list-item>
        <text:list-item>
          <text:p text:style-name="P3"><text:span text:style-name="Strong_20_Emphasis">Spring Boot</text:span>: Framework para simplificar a criação de aplicações Java.</text:p>
        </text:list-item>
        <text:list-item>
          <text:p text:style-name="P3"><text:span text:style-name="Strong_20_Emphasis">Spring Data JPA</text:span>: Abstração para acesso a dados com JPA.</text:p>
        </text:list-item>
        <text:list-item>
          <text:p text:style-name="P3"><text:span text:style-name="Strong_20_Emphasis">H2 Database</text:span>: Banco de dados em memória para desenvolvimento e testes.</text:p>
        </text:list-item>
        <text:list-item>
          <text:p text:style-name="P3"><text:span text:style-name="Strong_20_Emphasis">OpenFeign</text:span>: Cliente HTTP para chamadas ao serviço externo de CEP.</text:p>
        </text:list-item>
        <text:list-item>
          <text:p text:style-name="P5"><text:span text:style-name="T1">WireMock</text:span>: Para emular o serviço externo de CEP.</text:p>
        </text:list-item>
        <text:list-item>
          <text:p text:style-name="P3"><text:span text:style-name="Strong_20_Emphasis">PostgreSQL</text:span>: Banco de dados relacional utilizado em produção.</text:p>
        </text:list-item>
        <text:list-item>
          <text:p text:style-name="P3"><text:span text:style-name="Strong_20_Emphasis">Docker</text:span>: Plataforma para criar, implantar e executar aplicações em contêineres.</text:p>
        </text:list-item>
        <text:list-item>
          <text:p text:style-name="P3"><text:span text:style-name="Strong_20_Emphasis">Docker Compose</text:span>: Ferramenta para definir e gerenciar multi-contêineres Docker.</text:p>
        </text:list-item>
      </text:list>
      <text:h text:style-name="Heading_20_3" text:outline-level="3">Princípios SOLID Aplicados</text:h>
      <text:list text:style-name="L3">
        <text:list-item>
          <text:p text:style-name="P4"><text:span text:style-name="Strong_20_Emphasis">Single Responsibility Principle (SRP)</text:span>: Cada classe tem uma única responsabilidade. Por exemplo, a classe <text:span text:style-name="Source_20_Text">CepController</text:span> é responsável apenas por receber as requisições HTTP e retornar as respostas, enquanto a classe <text:span text:style-name="Source_20_Text">CepService</text:span> é responsável pela lógica de negócios.</text:p>
        </text:list-item>
        <text:list-item>
          <text:p text:style-name="P4"><text:span text:style-name="Strong_20_Emphasis">Open/Closed Principle (OCP)</text:span>: As classes estão abertas para extensão, mas fechadas para modificação. Por exemplo, podemos adicionar novos métodos na interface <text:span text:style-name="Source_20_Text">CepService</text:span> sem modificar as classes existentes.</text:p>
        </text:list-item>
        <text:list-item>
          <text:p text:style-name="P4"><text:span text:style-name="Strong_20_Emphasis">Liskov Substitution Principle (LSP)</text:span>: As subclasses devem ser substituíveis por suas superclasses. A interface <text:span text:style-name="Source_20_Text">CepService</text:span> pode ser implementada por diferentes classes sem alterar o comportamento esperado.</text:p>
        </text:list-item>
        <text:list-item>
          <text:p text:style-name="P4"><text:soft-page-break/><text:span text:style-name="Strong_20_Emphasis">Interface Segregation Principle (ISP)</text:span>: Interfaces específicas são criadas para diferentes funcionalidades. A interface <text:span text:style-name="Source_20_Text">CepService</text:span> define apenas os métodos necessários para buscar o CEP.</text:p>
        </text:list-item>
        <text:list-item>
          <text:p text:style-name="P4"><text:span text:style-name="Strong_20_Emphasis">Dependency Inversion Principle (DIP)</text:span>: As classes de alto nível não dependem de classes de baixo nível, mas de abstrações. A classe <text:span text:style-name="Source_20_Text">CepController</text:span> depende da interface <text:span text:style-name="Source_20_Text">CepService</text:span>, e não de uma implementação concret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1:26:36.995000000</meta:creation-date>
    <dc:date>2025-01-11T11:32:14.662000000</dc:date>
    <meta:editing-duration>PT5M40S</meta:editing-duration>
    <meta:editing-cycles>1</meta:editing-cycles>
    <meta:document-statistic meta:table-count="0" meta:image-count="0" meta:object-count="0" meta:page-count="2" meta:paragraph-count="23" meta:word-count="341" meta:character-count="2272" meta:non-whitespace-character-count="1972"/>
    <meta:generator>LibreOffice/7.5.2.2$Windows_X86_64 LibreOffice_project/53bb9681a964705cf672590721dbc85eb4d0c3a2</meta:generator>
  </office:meta>
</office:document-meta>
</file>